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3465a4" draw:fill="none" draw:fill-color="#ffffff" fo:min-height="7.05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5f5f5" loext:opacity="100%"/>
    </style:style>
    <style:style style:name="P3" style:family="paragraph">
      <style:text-properties fo:color="#f5f5f5" loext:opacity="100%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5f5f5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4" draw:layer="layout" svg:width="9.187cm" svg:height="7.361cm" svg:x="0.407cm" svg:y="1.661cm">
          <draw:text-box>
            <text:p text:style-name="P2"><text:span text:style-name="T1">Read-me.md do medi-game</text:span></text:p>
            <text:p text:style-name="P3"><text:span text:style-name="T1">Atualizado e resolvido issu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3T11:17:45.503554974</dc:date>
    <meta:editing-duration>PT3H4M38S</meta:editing-duration>
    <meta:editing-cycles>18</meta:editing-cycles>
    <meta:generator>LibreOffice/7.0.6.2$Linux_X86_64 LibreOffice_project/00$Build-2</meta:generator>
    <meta:document-statistic meta:object-count="2"/>
  </office:meta>
</office:document-meta>
</file>